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26pt" fo:font-style="normal" style:text-underline-style="solid" style:text-underline-width="auto" style:text-underline-color="font-color" officeooo:rsid="0003b97b" officeooo:paragraph-rsid="0003b97b" style:font-size-asian="26pt" style:font-style-asian="normal" style:font-size-complex="26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26pt" fo:font-style="normal" style:text-underline-style="none" officeooo:rsid="0003b97b" officeooo:paragraph-rsid="0003b97b" style:font-size-asian="26pt" style:font-style-asian="normal" style:font-size-complex="26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5b847" officeooo:paragraph-rsid="0005b847" style:font-size-asian="11.3500003814697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771c6" officeooo:paragraph-rsid="000771c6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8826a" officeooo:paragraph-rsid="0008826a" style:font-size-asian="11.3500003814697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8826a" officeooo:paragraph-rsid="000aeee7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c19c4" officeooo:paragraph-rsid="000c19c4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c19c4" officeooo:paragraph-rsid="000c4c19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df995" officeooo:paragraph-rsid="000df995" style:font-size-asian="11.3500003814697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e1414" officeooo:paragraph-rsid="000e1414" style:font-size-asian="11.3500003814697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f9cd7" officeooo:paragraph-rsid="000f9cd7" style:font-size-asian="11.3500003814697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3b97b" officeooo:paragraph-rsid="0003b97b" style:font-size-asian="11.3500003814697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1196bd" officeooo:paragraph-rsid="001196bd" style:font-size-asian="11.3500003814697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3b97b" officeooo:paragraph-rsid="000aeee7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ed6f3" officeooo:paragraph-rsid="000ed6f3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c19c4" officeooo:paragraph-rsid="000c19c4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1196bd" officeooo:paragraph-rsid="001196bd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normal" officeooo:rsid="0003b97b" officeooo:paragraph-rsid="0003b97b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5pt" fo:font-style="normal" style:text-underline-style="none" fo:font-weight="bold" officeooo:rsid="0003b97b" officeooo:paragraph-rsid="0003b97b" style:font-size-asian="13.1000003814697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5pt" fo:font-style="normal" style:text-underline-style="none" fo:font-weight="bold" officeooo:rsid="000aeee7" officeooo:paragraph-rsid="000aeee7" style:font-size-asian="13.1000003814697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5pt" fo:font-style="normal" style:text-underline-style="none" fo:font-weight="bold" officeooo:rsid="000c19c4" officeooo:paragraph-rsid="000c4c19" style:font-size-asian="13.1000003814697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5pt" fo:font-style="normal" style:text-underline-style="none" fo:font-weight="bold" officeooo:rsid="000f9cd7" officeooo:paragraph-rsid="000f9cd7" style:font-size-asian="13.1000003814697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5pt" fo:font-style="normal" style:text-underline-style="none" fo:font-weight="bold" officeooo:rsid="001196bd" officeooo:paragraph-rsid="001196bd" style:font-size-asian="13.1000003814697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5pt" fo:font-style="normal" style:text-underline-style="none" fo:font-weight="bold" officeooo:rsid="000aeee7" officeooo:paragraph-rsid="000aeee7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5pt" fo:font-style="normal" style:text-underline-style="none" fo:font-weight="bold" officeooo:rsid="000df995" officeooo:paragraph-rsid="000df995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5pt" fo:font-style="normal" style:text-underline-style="none" fo:font-weight="bold" officeooo:rsid="000e1414" officeooo:paragraph-rsid="000df995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bold" officeooo:rsid="0005b847" officeooo:paragraph-rsid="0003b97b" style:font-size-asian="9.60000038146973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normal" officeooo:rsid="000771c6" officeooo:paragraph-rsid="0005b847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normal" officeooo:rsid="000771c6" officeooo:paragraph-rsid="000771c6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normal" officeooo:rsid="0003b97b" officeooo:paragraph-rsid="000aeee7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normal" officeooo:rsid="00090f15" officeooo:paragraph-rsid="0008826a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normal" officeooo:rsid="000c19c4" officeooo:paragraph-rsid="000c4c19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normal" officeooo:rsid="000aeee7" officeooo:paragraph-rsid="000aeee7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normal" officeooo:rsid="000ed6f3" officeooo:paragraph-rsid="000ed6f3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normal" officeooo:rsid="000c19c4" officeooo:paragraph-rsid="000c19c4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normal" officeooo:rsid="000df995" officeooo:paragraph-rsid="000df995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bold" officeooo:rsid="0003b97b" officeooo:paragraph-rsid="000aeee7" style:font-size-asian="9.60000038146973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bold" officeooo:rsid="0003b97b" officeooo:paragraph-rsid="00148444" style:font-size-asian="9.60000038146973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148444" officeooo:paragraph-rsid="00148444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size-asian="11pt" style:font-weight-asian="bold" style:font-weight-complex="bold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90f15" style:font-size-asian="9.60000038146973pt" style:font-size-complex="11pt"/>
    </style:style>
    <style:style style:name="T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08826a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090f15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0c19c4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0c4c19" style:font-size-asian="9.60000038146973pt" style:font-weight-asian="normal" style:font-size-complex="11pt" style:font-weight-complex="normal"/>
    </style:style>
    <style:style style:name="T9" style:family="text">
      <style:text-properties fo:font-size="11pt" fo:font-weight="normal" officeooo:rsid="000f9cd7" style:font-size-asian="9.60000038146973pt" style:font-weight-asian="normal" style:font-size-complex="11pt" style:font-weight-complex="normal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0aeee7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0c4c19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0f9cd7" style:font-size-asian="11pt" style:font-weight-asian="normal" style:font-size-complex="11pt" style:font-weight-complex="normal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0c4c19" style:font-size-asian="11pt" style:font-size-complex="11pt"/>
    </style:style>
    <style:style style:name="T16" style:family="text">
      <style:text-properties fo:font-size="11pt" officeooo:rsid="001196bd" style:font-size-asian="11pt" style:font-size-complex="11pt"/>
    </style:style>
    <style:style style:name="T17" style:family="text">
      <style:text-properties fo:font-size="11pt" officeooo:rsid="0003b97b" style:font-size-asian="11pt" style:font-size-complex="11pt"/>
    </style:style>
    <style:style style:name="T18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9" style:family="text">
      <style:text-properties fo:font-size="11pt" officeooo:rsid="001196bd" style:font-size-asian="13pt" style:font-size-complex="11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aeee7" style:font-weight-asian="normal" style:font-weight-complex="normal"/>
    </style:style>
    <style:style style:name="T22" style:family="text">
      <style:text-properties fo:font-weight="normal" officeooo:rsid="000c19c4" style:font-weight-asian="normal" style:font-weight-complex="normal"/>
    </style:style>
    <style:style style:name="T23" style:family="text">
      <style:text-properties fo:font-weight="normal" officeooo:rsid="000c4c19" style:font-weight-asian="normal" style:font-weight-complex="normal"/>
    </style:style>
    <style:style style:name="T24" style:family="text">
      <style:text-properties fo:font-weight="normal" officeooo:rsid="00148444" style:font-weight-asian="normal" style:font-weight-complex="normal"/>
    </style:style>
    <style:style style:name="T25" style:family="text">
      <style:text-properties officeooo:rsid="000aeee7"/>
    </style:style>
    <style:style style:name="T26" style:family="text">
      <style:text-properties style:font-size-asian="13pt"/>
    </style:style>
    <style:style style:name="T27" style:family="text">
      <style:text-properties officeooo:rsid="0003b97b" style:font-size-asian="13pt"/>
    </style:style>
    <style:style style:name="T28" style:family="text">
      <style:text-properties officeooo:rsid="000aeee7" style:font-size-asian="13pt"/>
    </style:style>
    <style:style style:name="T29" style:family="text">
      <style:text-properties officeooo:rsid="00090f15"/>
    </style:style>
    <style:style style:name="T30" style:family="text">
      <style:text-properties officeooo:rsid="000c19c4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font-size="13pt" officeooo:rsid="000c4c19" style:font-size-asian="13pt" style:font-size-complex="13pt"/>
    </style:style>
    <style:style style:name="T33" style:family="text">
      <style:text-properties fo:font-size="13pt" style:font-size-asian="11.3500003814697pt" style:font-size-complex="13pt"/>
    </style:style>
    <style:style style:name="T34" style:family="text">
      <style:text-properties officeooo:rsid="000df995"/>
    </style:style>
    <style:style style:name="T35" style:family="text">
      <style:text-properties officeooo:rsid="001196bd"/>
    </style:style>
    <style:style style:name="T36" style:family="text">
      <style:text-properties officeooo:rsid="0011cf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ública Errante<text:span text:style-name="T34">(Segunda Republica)</text:span></text:p>
      <text:p text:style-name="P2"/>
      <text:p text:style-name="P12">La república mexicana durante la <text:span text:style-name="T34">segunda</text:span> <text:span text:style-name="T34">intervención</text:span> francesa .</text:p>
      <text:p text:style-name="P11">Su caballería es de élite, solo tiene <text:span text:style-name="T35">1</text:span> tipo de artillería</text:p>
      <text:p text:style-name="P18"/>
      <text:p text:style-name="P19">Unidades <text:span text:style-name="T25">Militares de Infantería</text:span>:</text:p>
      <text:p text:style-name="P27"/>
      <text:p text:style-name="P3"><text:span text:style-name="T30">Soldado de Infantería</text:span>/<text:span text:style-name="T30">Infantry Solider</text:span>:</text:p>
      <text:p text:style-name="P3"><text:tab/><text:span text:style-name="T25">Clase: </text:span><text:span text:style-name="T11">Pólvora, Infantería Básica, </text:span><text:span text:style-name="T12">A distancia</text:span></text:p>
      <text:p text:style-name="P3"><text:tab/><text:span text:style-name="T2">Descripción: </text:span><text:span text:style-name="T7">Soldado</text:span><text:span text:style-name="T4">.</text:span></text:p>
      <text:p text:style-name="P3"><text:span text:style-name="T4"><text:tab/></text:span><text:span text:style-name="T2">Aspecto: </text:span><text:span text:style-name="T7">Chaqueta Azul Militar de 1834 </text:span><text:span text:style-name="T8">con Tirantes en forma de X en el pecho y un cinturón blanco</text:span><text:span text:style-name="T7">, <text:tab/>Pantalones Azules y </text:span><text:span text:style-name="T8">Zapatos negros, Sombrero de militar</text:span><text:span text:style-name="T7">.</text:span></text:p>
      <text:p text:style-name="P28"/>
      <text:p text:style-name="P4">Guardia Nacional <text:span text:style-name="T30">de {Estado}</text:span>/<text:span text:style-name="T25">National Guard of {State}</text:span>:</text:p>
      <text:p text:style-name="P4"><text:tab/><text:span text:style-name="T25">Clase: </text:span><text:span text:style-name="T11">Pólvora</text:span><text:span text:style-name="T21">,Infantería, Anti Infantería, </text:span><text:span text:style-name="T22">Élite, </text:span><text:span text:style-name="T23">A distancia</text:span></text:p>
      <text:p text:style-name="P4"><text:tab/><text:span text:style-name="T2">Descripción: </text:span><text:span text:style-name="T7">Un ciudadano uniformado</text:span><text:span text:style-name="T4">.</text:span></text:p>
      <text:p text:style-name="P4"><text:span text:style-name="T4"><text:tab/></text:span><text:span text:style-name="T2">Aspecto: </text:span><text:span text:style-name="T4">Sombrero pequeño/mediano, uniforme blanco de tela,lleva una bolsa de cuero,</text:span><text:span text:style-name="T6">s</text:span><text:span text:style-name="T5">arape</text:span><text:span text:style-name="T4">,armado <text:tab/>con un <text:tab/>fusil de carga,usa huaraches o zapato</text:span><text:span text:style-name="T8">s</text:span></text:p>
      <text:p text:style-name="P29"/>
      <text:p text:style-name="P5">Chinaco/<text:span text:style-name="T25">Liberal Guerrilla</text:span>:</text:p>
      <text:p text:style-name="P5"><text:tab/><text:span text:style-name="T25">Clase: </text:span><text:span text:style-name="T11">Pólvora, Infantería de cuerpo a cuerpo/ </text:span><text:span text:style-name="T12">A distancia</text:span></text:p>
      <text:p text:style-name="P5"><text:tab/><text:span text:style-name="T2">Descripción: </text:span><text:span text:style-name="T4">Campesino armado.</text:span></text:p>
      <text:p text:style-name="P5"><text:span text:style-name="T4"><text:tab/></text:span><text:span text:style-name="T3">Aspecto: </text:span><text:span text:style-name="T6">Sombrero de ala ancha, sarape, pañuelo en la cabeza,armado con una lanza</text:span></text:p>
      <text:p text:style-name="P31"/>
      <text:p text:style-name="P20">Unidades Militares de Caballería:</text:p>
      <text:p text:style-name="P20"/>
      <text:p text:style-name="P7">Lancero de {Estado}/Lanzer of {State}:</text:p>
      <text:p text:style-name="P7"><text:tab/>Clase: <text:span text:style-name="T10">Caballería,</text:span><text:span text:style-name="T18"> </text:span><text:span text:style-name="T10">Cuerpo a cuerpo , Choque, Caballería </text:span><text:span text:style-name="T13">de</text:span><text:span text:style-name="T10"> Élite.</text:span></text:p>
      <text:p text:style-name="P8"><text:span text:style-name="T10"><text:tab/></text:span><text:span text:style-name="T19">Aspecto</text:span><text:span text:style-name="T15">:</text:span><text:span text:style-name="T12"> <text:s/></text:span><text:span text:style-name="T4">Chaqueta Azul Militar de 1834, Pantalones Azules y Botas negras hasta la rodilla.</text:span></text:p>
      <text:p text:style-name="P35"><text:tab/></text:p>
      <text:p text:style-name="P16">Dragón/<text:span text:style-name="T34">Dragun</text:span>:</text:p>
      <text:p text:style-name="P21"><text:tab/><text:span text:style-name="T33">Clase: </text:span><text:span text:style-name="T10">Caballería, </text:span><text:span text:style-name="T12">Distancia</text:span><text:span text:style-name="T10"> , Choque, Caballería </text:span><text:span text:style-name="T13">de </text:span><text:span text:style-name="T10">Élite.</text:span></text:p>
      <text:p text:style-name="P21"><text:span text:style-name="T10"><text:tab/></text:span><text:span text:style-name="T16">Aspecto:</text:span><text:span text:style-name="T32"> </text:span><text:span text:style-name="T4">Chaqueta Azul Militar de 1834, Pantalones Azules y Botas negras hasta la rodilla.</text:span></text:p>
      <text:p text:style-name="P32"/>
      <text:p text:style-name="P22">Unidades de Artillería:</text:p>
      <text:p text:style-name="P22"><text:tab/></text:p>
      <text:p text:style-name="P13">Culebrina:</text:p>
      <text:p text:style-name="P23"><text:span text:style-name="T33"><text:tab/></text:span><text:span text:style-name="T2">Clase: </text:span><text:span text:style-name="T4">Artillería, Anti-artillería</text:span></text:p>
      <text:p text:style-name="P23"><text:span text:style-name="T4"><text:tab/></text:span><text:span text:style-name="T2">Aspecto:</text:span><text:span text:style-name="T4"> Un cañón largo color dorado</text:span></text:p>
      <text:p text:style-name="P17">Falconete:</text:p>
      <text:p text:style-name="P23"><text:span text:style-name="T31"><text:tab/></text:span><text:span text:style-name="T2">Clase: </text:span><text:span text:style-name="T4">Artillería, Anti-infantería, Asedio</text:span></text:p>
      <text:p text:style-name="P23"><text:span text:style-name="T2"><text:tab/>Aspecto: </text:span><text:span text:style-name="T4">Un cañón plateado corto</text:span></text:p>
      <text:p text:style-name="P32"/>
      <text:p text:style-name="P24"><text:span text:style-name="T29">U</text:span>NIDADES CIVILES:</text:p>
      <text:p text:style-name="P33"><text:soft-page-break/></text:p>
      <text:p text:style-name="P33"/>
      <text:p text:style-name="P6"><text:span text:style-name="T27">Campesino/</text:span><text:span text:style-name="T28">Peasant</text:span><text:span text:style-name="T27">:</text:span></text:p>
      <text:p text:style-name="P14"/>
      <text:p text:style-name="P30"><text:span text:style-name="T1"><text:tab/>Descripción:</text:span> Aldeano con un burro/caballo a su lado donde guarda los recursos que recolecta.</text:p>
      <text:p text:style-name="P37"><text:tab/>Aspecto: <text:span text:style-name="T20">Un aldeano con ropa de harapos y un animal de carga, va armado con un machete.</text:span></text:p>
      <text:p text:style-name="P37"><text:span text:style-name="T20"/></text:p>
      <text:p text:style-name="P39">Charro/Mexican Cowboy(The original cawboys of North-America :V ):</text:p>
      <text:p text:style-name="P39"><text:tab/><text:span text:style-name="T17">Descripción: </text:span><text:span text:style-name="T10">Aldeano montado, doble función(Se mueve mas rápido que un aldeano normal y es bueno contra unidades de infantería)</text:span></text:p>
      <text:p text:style-name="P38"><text:tab/>Aspecto: <text:span text:style-name="T24">Ropa café, Botas, Sombrero de Charro</text:span></text:p>
      <text:p text:style-name="P39"><text:tab/></text:p>
      <text:p text:style-name="P30"/>
      <text:p text:style-name="P9">Pesquero/ Fisher Boat:</text:p>
      <text:p text:style-name="P9"><text:tab/>Descripción: <text:span text:style-name="T4">Barco de pesca.</text:span></text:p>
      <text:p text:style-name="P9"><text:span text:style-name="T4"><text:tab/></text:span><text:span text:style-name="T26">Aspecto: </text:span><text:span text:style-name="T10">Barco pequeño con una vela y dos remos, tiene tres pescadores.</text:span></text:p>
      <text:p text:style-name="P36"/>
      <text:p text:style-name="P26">Héroes:</text:p>
      <text:p text:style-name="P25"/>
      <text:p text:style-name="P10">La República Errante(Benito Juares):</text:p>
      <text:p text:style-name="P10"><text:tab/>Clase: <text:span text:style-name="T10">Héroe, Carromato, Centro Cívico Móvil</text:span></text:p>
      <text:p text:style-name="P10"><text:span text:style-name="T10"><text:tab/></text:span><text:span text:style-name="T26">Aspecto: </text:span><text:span text:style-name="T10">Carro Negro malgastado tirado por un caballo.<text:line-break/><text:tab/></text:span><text:span text:style-name="T26">Habilidad:</text:span><text:span text:style-name="T10"> Recluta Campesinos, pero no sirve para depositar recursos</text:span></text:p>
      <text:p text:style-name="P36"/>
      <text:p text:style-name="P15">General Ignacio Zaragoza:</text:p>
      <text:p text:style-name="P15"><text:tab/><text:span text:style-name="T2">Clase: </text:span><text:span text:style-name="T4">Héroe, Caballería, </text:span><text:span text:style-name="T9">Lancero</text:span></text:p>
      <text:p text:style-name="P15"><text:span text:style-name="T4"><text:tab/></text:span><text:span text:style-name="T2">Aspecto:</text:span><text:span text:style-name="T4"> Pelo corto, Lentes, </text:span><text:span text:style-name="T9">Uniforme de general con bases en el uniforme español.</text:span><text:span text:style-name="T4"> </text:span></text:p>
      <text:p text:style-name="P15"><text:span text:style-name="T4"><text:tab/></text:span><text:span text:style-name="T2">Habilidad:</text:span><text:span text:style-name="T4"> Mientras este vivo los edificios Defensivos tienen mejor ataque y puntos de vida.</text:span></text:p>
      <text:p text:style-name="P34"/>
      <text:p text:style-name="P11"><text:span text:style-name="T36">General </text:span>Porfilio D<text:span text:style-name="T36">í</text:span>az:</text:p>
      <text:p text:style-name="P11"><text:tab/><text:span text:style-name="T2">Clase: </text:span><text:span text:style-name="T4">Héroe, Caballería, Espada</text:span></text:p>
      <text:p text:style-name="P11"><text:span text:style-name="T2"><text:tab/>Aspecto: </text:span><text:span text:style-name="T4">Uniforme de general con bases en el uniforme español. Sombrero de húsar.</text:span></text:p>
      <text:p text:style-name="P11"><text:span text:style-name="T2"><text:tab/>Habilidad: </text:span><text:span text:style-name="T4">Crea Unidades Militar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5T14:47:35.667269541</meta:creation-date>
    <dc:date>2020-05-21T22:37:57.256254401</dc:date>
    <meta:editing-duration>PT4H39M47S</meta:editing-duration>
    <meta:editing-cycles>6</meta:editing-cycles>
    <meta:generator>LibreOffice/6.4.3.2$Linux_X86_64 LibreOffice_project/40$Build-2</meta:generator>
    <meta:document-statistic meta:table-count="0" meta:image-count="0" meta:object-count="0" meta:page-count="2" meta:paragraph-count="55" meta:word-count="382" meta:character-count="2745" meta:non-whitespace-character-count="2375"/>
  </office:meta>
</office:document-meta>
</file>